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. H. Brando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119 East 72nd St./</text:p>
      <text:p text:style-name="P3">New York March 18[/ inserted by author]91/</text:p>
      <text:p text:style-name="P2">Rev. S. Morais/</text:p>
      <text:p text:style-name="P2"><text:tab/>Philadelphia/</text:p>
      <text:p text:style-name="P2">My Dear Doctor/</text:p>
      <text:p text:style-name="P2"><text:tab/>May I trouble you to request/ your getting a Tombstone maker to send me an/ estimate &amp; sketch for the necessary to enclose grave/ of Mr Belisario? <text:s/>What is wanted is something/ similar to those near where he lies &amp; as per, my/ attempt at, drawing below. <text:s/>Italian marble preferred/ &amp; raised letters to be used for inscription &amp;c./</text:p>
      <text:p text:style-name="P2"><text:tab/>Please select an appropriate Hebrew/ inscription in addition to data I furnish for/ headstone./</text:p>
      <text:p text:style-name="P2"><text:tab/>As I have to leave for South/ America on the 8th April--kindly recommend marble/ cutter &amp; hurry forward estimate so that I may agree/ &amp; have work done ere leaving/</text:p>
      <text:p text:style-name="P2"><text:tab/>With very sincere regards/ Truly Yours/ D H Brandon/</text:p>
      <text:p text:style-name="P2">[Drawing of tombstone] Jacob Mendez Belisario/ Born St Thomas D. W. I. 27th August 1853/ Died-<text:soft-page-break/>Philadelphia 12th May 189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5:09:18.68</meta:creation-date>
    <dc:date>2011-11-22T15:14:31.93</dc:date>
    <dc:creator>Penn Libraries</dc:creator>
    <meta:editing-duration>PT00H05M1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17" meta:character-count="2132"/>
  </office:meta>
</office:document-meta>
</file>